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2" style:family="paragraph" style:parent-style-name="Frame_20_contents">
      <style:text-properties style:font-name="Arial" fo:font-size="10.5pt" officeooo:paragraph-rsid="0047ce8d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47ce8d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4pt" officeooo:paragraph-rsid="002b785e" style:font-size-asian="14pt" style:font-size-complex="14pt"/>
    </style:style>
    <style:style style:name="P5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officeooo:rsid="001dc90b" officeooo:paragraph-rsid="001dc90b" style:font-size-asian="10.5pt" style:font-weight-asian="normal" style:font-size-complex="10.5pt" style:font-weight-complex="normal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ff25c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2de73c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10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UrbanBody">
      <style:text-properties style:font-name="Arial" fo:font-size="10.5pt" fo:language="fr" fo:country="BE" officeooo:paragraph-rsid="002de73c" style:font-size-asian="10.5pt" style:font-name-complex="Calibri" style:font-size-complex="10.5pt"/>
    </style:style>
    <style:style style:name="P12" style:family="paragraph" style:parent-style-name="UrbanBody">
      <style:text-properties style:font-name="Arial" fo:font-size="9pt" fo:font-weight="normal" officeooo:paragraph-rsid="003120c3" style:font-size-asian="9pt" style:font-weight-asian="normal" style:font-size-complex="9pt" style:font-weight-complex="normal"/>
    </style:style>
    <style:style style:name="P13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4" style:family="paragraph" style:parent-style-name="Frame_20_contents">
      <style:paragraph-properties fo:text-align="start" style:justify-single-word="false" fo:padding="0cm" fo:border="none" style:shadow="none"/>
      <style:text-properties style:font-name="Arial" fo:font-size="10.5pt" fo:font-weight="bold" officeooo:paragraph-rsid="0040216c" style:font-size-asian="10.5pt" style:font-weight-asian="bold" style:font-size-complex="10.5pt" style:font-weight-complex="bold"/>
    </style:style>
    <style:style style:name="P15" style:family="paragraph" style:parent-style-name="UrbanTitle2">
      <style:text-properties style:use-window-font-color="true" style:font-name="Arial" fo:font-size="10.5pt" style:text-underline-style="solid" style:text-underline-width="auto" style:text-underline-color="font-color" fo:font-weight="bold" officeooo:rsid="002cf8be" officeooo:paragraph-rsid="0047ce8d" fo:background-color="transparent" style:font-size-asian="10.5pt" style:font-weight-asian="bold" style:font-size-complex="10.5pt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use-window-font-color="true" fo:font-style="normal" fo:font-weight="normal" officeooo:rsid="0040216c" style:font-style-asian="normal" style:font-weight-asian="normal" style:font-style-complex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bda3c"/>
    </style:style>
    <style:style style:name="T9" style:family="text">
      <style:text-properties fo:language="fr" fo:country="BE" style:font-name-complex="Calibri"/>
    </style:style>
    <style:style style:name="T10" style:family="text">
      <style:text-properties fo:language="fr" fo:country="BE" officeooo:rsid="003bc4f2" style:font-name-complex="Calibri"/>
    </style:style>
    <style:style style:name="T11" style:family="text">
      <style:text-properties fo:language="fr" fo:country="BE" fo:background-color="transparent" loext:char-shading-value="0" style:font-name-complex="Arial"/>
    </style:style>
    <style:style style:name="T12" style:family="text">
      <style:text-properties fo:language="fr" fo:country="BE" officeooo:rsid="003437cd" fo:background-color="transparent" loext:char-shading-value="0" style:font-name-complex="Arial"/>
    </style:style>
    <style:style style:name="T13" style:family="text">
      <style:text-properties style:font-name-complex="Arial"/>
    </style:style>
    <style:style style:name="T14" style:family="text">
      <style:text-properties style:font-name-complex="Calibri"/>
    </style:style>
    <style:style style:name="T15" style:family="text">
      <style:text-properties officeooo:rsid="002de73c" style:font-name-complex="Calibri"/>
    </style:style>
    <style:style style:name="T16" style:family="text">
      <style:text-properties fo:color="#ce181e" officeooo:rsid="002cf8be" fo:background-color="#fff200" loext:char-shading-value="0"/>
    </style:style>
    <style:style style:name="T17" style:family="text">
      <style:text-properties officeooo:rsid="00362119"/>
    </style:style>
    <style:style style:name="T18" style:family="text">
      <style:text-properties officeooo:rsid="00318bbc"/>
    </style:style>
    <style:style style:name="T19" style:family="text">
      <style:text-properties officeooo:rsid="003bc4f2"/>
    </style:style>
    <style:style style:name="T20" style:family="text">
      <style:text-properties officeooo:rsid="004fed36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6"><text:span text:style-name="T21">do text</text:span></text:p><text:p text:style-name="P16"><text:span text:style-name="T21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3.237cm" draw:z-index="0"><draw:text-box><text:p text:style-name="P2">S<text:span text:style-name="T7">PW - Département de l'Aménagement du territoire et de l'Urbanisme</text:span> - Direction de <text:span text:style-name="T16">VILLE</text:span></text:p><text:p text:style-name="P3">ADRESSE</text:p><text:p text:style-name="P15">RECOMMANDÉ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Transmi<text:span text:style-name="T20">s</text:span> <text:span text:style-name="T8">de la demande de plans modificatifs</text:span></text:p>
      <text:p text:style-name="P5"/>
      <text:p text:style-name="P10"/>
      <text:p text:style-name="P12">Agent traitant : <text:span text:style-name="T17"><text:text-input text:description="">self.getFoldermanagers()[0].getName2()</text:text-input></text:span><text:span text:style-name="T17"><text:s/></text:span><text:span text:style-name="T17"><text:text-input text:description="">self.getFoldermanagers()[0].getName1()</text:text-input></text:span></text:p>
      <text:p text:style-name="P14"><text:span text:style-name="T5"><office:annotation><dc:creator>Gauthier Bastien</dc:creator><dc:date>2011-01-13T14:56:41</dc:date><text:p text:style-name="P16"><text:span text:style-name="T21">do text</text:span></text:p><text:p text:style-name="P16"><text:span text:style-name="T21">from document(at=reference, format='odt')</text:span></text:p></office:annotation></text:span><text:span text:style-name="T6">Import depuis reference.odt</text:span></text:p>
      <text:p text:style-name="P10"/>
      <text:p text:style-name="P6"><office:annotation><dc:creator>Gauthier Bastien</dc:creator><dc:date>2011-02-16T16:12:24</dc:date><text:p text:style-name="P16"><text:span text:style-name="T23">do text if self.hasMultipleApplicants()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6"><text:span text:style-name="T22">do text if self.hasSingleApplicant()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6"/>
      <text:p text:style-name="P6"><text:span text:style-name="T18">Monsieur le Fonctionnaire délégué</text:span>,</text:p>
      <text:p text:style-name="P6"/>
      <text:p text:style-name="P11">Dans le cadre de la demande dont question sous rubrique, vous trouverez, en annexe, une copie du courrier envoyé, au demandeur, conformément à l’article 9<text:span text:style-name="T19">7</text:span> §<text:span text:style-name="T19">1</text:span> du décret <text:span text:style-name="T19">du 5 février 2015 </text:span>relatif au<text:span text:style-name="T19">x implantations commerciales</text:span>.</text:p>
      <text:p text:style-name="P8"/>
      <text:p text:style-name="P8"><text:span text:style-name="T9">Je vous informe qu’en séance du </text:span><text:span text:style-name="T11"><text:text-input text:description="Permis de bâtir-Date du dernier rapport de collège">licence_view.format_date(self.getLastAcknowledgment().getDecisionDate())</text:text-input></text:span><text:span text:style-name="T11"><text:s/></text:span><text:span text:style-name="T12">le </text:span><text:span text:style-name="T9">Collège communal a pris connaissance du rapport de synthèse refusant à ce stade le permis </text:span><text:span text:style-name="T10">intégré</text:span><text:span text:style-name="T9"> et invite le demandeur à introduire auprès de l’autorité compétente, </text:span><text:span text:style-name="T13">des plans modificatifs ainsi qu'une notice corollaire permettant de remédier aux différents manquements soulevés </text:span><text:span text:style-name="T14">par l</text:span><text:span text:style-name="T15">es services techniques.</text:span></text:p>
      <text:p text:style-name="P9"/>
      <text:p text:style-name="P9">Nous vous en souhaitons bonne réception et nous vous prions d'agréer, <text:span text:style-name="T18">Monsieur le Fonctionnaire délégué</text:span>, nos salutations distinguées.</text:p>
      <text:p text:style-name="P9"/>
      <text:p text:style-name="P9"><office:annotation><dc:creator>Gauthier Bastien</dc:creator><dc:date>2011-01-13T14:56:41</dc:date><text:p text:style-name="P16"><text:span text:style-name="T21">do text</text:span></text:p><text:p text:style-name="P16"><text:span text:style-name="T21">from document(at=signatures, format='odt')</text:span></text:p></office:annotation><text:span text:style-name="T1">Import depuis signatures.odt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6:22:14.259086121</dc:date>
    <dc:language>fr-FR</dc:language>
    <meta:editing-cycles>130</meta:editing-cycles>
    <meta:editing-duration>P1DT9H37M56S</meta:editing-duration>
    <dc:creator>bleybaert</dc:creator>
    <meta:document-statistic meta:table-count="0" meta:image-count="0" meta:object-count="0" meta:page-count="1" meta:paragraph-count="17" meta:word-count="188" meta:character-count="1431" meta:non-whitespace-character-count="1281"/>
    <meta:user-defined meta:name="Info 1"/>
    <meta:user-defined meta:name="Info 2"/>
    <meta:user-defined meta:name="Info 3"/>
    <meta:user-defined meta:name="Info 4"/>
  </office:meta>
</office:document-meta>
</file>